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Bios</text:p>
      <text:p text:style-name="Normal">Lucía Enríquez<text:line-break/>Dentro del equipo de las Vengalabers, Lucía se identifica con Ironman. Su capacidad de organización, su pasión por el diseño y las tecnologías hacen que proponga ideas nuevas y creativas para el desarrollo de nuestros proyectos.</text:p>
      <text:p text:style-name="Normal">María Zubeldia<text:line-break/>María, hija de dioses y hermana de Thor, comparte su capacidad sobrehumana para afrontar nuevos retos. Es inmune a la mayoría de los conflictos que afectan al equipo y es capaz de solucionarlos con un golpe de teclado.</text:p>
      <text:p text:style-name="Normal">Lucía Cano<text:line-break/>Nuestra agente especial<text:s/>que<text:s/>ha sido entrenada<text:s/>con la mismísima Viuda Negra, posee<text:s/>las mejores técnicas para desarrollar el código infalible. Equipada con un arsenal de armas de alta tecnología, incluida una silla gamer y un patito de goma para luchar contra el mal.</text:p>
      <text:p text:style-name="Normal">Miriam Villalta<text:line-break/>Los poderes sobrenaturales de nuestra Vengalaber, solo igualados por la Bruja Escarlata, le dan control absoluto sobre todas las realidades del código, haciéndola<text:s/>imparable<text:s/>a la hora de luchar contra las ramas y sus merge y fusion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ía Zubeldia Matute</meta:initial-creator>
    <dc:creator>María Zubeldia Matute</dc:creator>
    <meta:creation-date>2021-04-21T11:38:00Z</meta:creation-date>
    <dc:date>2021-04-21T11:53:00Z</dc:date>
    <meta:template xlink:href="Normal.dotm" xlink:type="simple"/>
    <meta:editing-cycles>2</meta:editing-cycles>
    <meta:editing-duration>PT900S</meta:editing-duration>
    <meta:document-statistic meta:page-count="1" meta:paragraph-count="2" meta:word-count="155" meta:character-count="1008" meta:row-count="7" meta:non-whitespace-character-count="855"/>
  </office:meta>
</office:document-meta>
</file>